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5374" officeooo:paragraph-rsid="0013537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35374" officeooo:paragraph-rsid="0013537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5374" officeooo:paragraph-rsid="00135374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.1</text:p>
      <text:p text:style-name="P1"/>
      <text:p text:style-name="P3">Following steps were performed to execute this assignment. In this assignment, we count the number of words for a book called “War and Peace” written by Leo Tolstoy.</text:p>
      <text:p text:style-name="P3"/>
      <text:p text:style-name="P2">1. Create a directory in hdfs </text:p>
      <text:p text:style-name="P3">hadoop fs -mkdir -p <text:s/>/user/arvind/pig/acadgild/assignment_8.1/input</text:p>
      <text:p text:style-name="P3"/>
      <text:p text:style-name="P2">2. Copy the input file from local to hdfs</text:p>
      <text:p text:style-name="P3">hadoop fs -put /home/arvind/pig/acadgild/assignments/assignment_8.1/input/war_and_peace.txt <text:s/>/user/arvind/pig/acadgild/assignment_8.1/input/war_and_peace.txt</text:p>
      <text:p text:style-name="P3"/>
      <text:p text:style-name="P2">3. Check that the input is copied to hdfs</text:p>
      <text:p text:style-name="P3">hadoop fs -ls /user/arvind/pig/acadgild/assignment_8.1/input/war_and_peace.txt</text:p>
      <text:p text:style-name="P3"/>
      <text:p text:style-name="P2">4. Run the pig script in mapreduce mode</text:p>
      <text:p text:style-name="P3">pig -x mapreduce /home/arvind/pig/acadgild/assignments/assignment_8.1/sources/word_count.pig</text:p>
      <text:p text:style-name="P3"/>
      <text:p text:style-name="P2">5. Check if output was written to the output folder(you should be able to see 10 files part-r-00000 to part-r-00009)</text:p>
      <text:p text:style-name="P3">hadoop fs -ls /user/arvind/pig/acadgild/assignment_8.1/output/</text:p>
      <text:p text:style-name="P3"/>
      <text:p text:style-name="P2">6. Display the file contents( first 15 lines )</text:p>
      <text:p text:style-name="P3">hadoop fs -cat /user/arvind/pig/acadgild/assignment_8.1/output/* | head -15</text:p>
      <text:p text:style-name="P3"/>
      <text:p text:style-name="P2">7. Copy the output files from HDFS to the local file system</text:p>
      <text:p text:style-name="P3">hadoop fs -get /user/arvind/pig/acadgild/assignment_8.1/output/* <text:s/>/home/arvind/pig/acadgild/assignments/assignment_8.1/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2:46:08.166108770</meta:creation-date>
    <dc:date>2017-08-25T22:52:52.375654256</dc:date>
    <meta:editing-duration>PT6M46S</meta:editing-duration>
    <meta:editing-cycles>1</meta:editing-cycles>
    <meta:document-statistic meta:table-count="0" meta:image-count="0" meta:object-count="0" meta:page-count="1" meta:paragraph-count="16" meta:word-count="137" meta:character-count="1207" meta:non-whitespace-character-count="1082"/>
    <meta:generator>LibreOffice/5.1.6.2$Linux_X86_64 LibreOffice_project/10m0$Build-2</meta:generator>
  </office:meta>
</office:document-meta>
</file>